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paragraph-properties style:writing-mode="lr-tb"/>
    </style:style>
    <style:style style:name="P10" style:family="paragraph" style:parent-style-name="AttribDesc">
      <style:paragraph-properties style:writing-mode="lr-tb"/>
    </style:style>
    <style:style style:name="P11" style:family="paragraph" style:parent-style-name="Heading_20_2" style:master-page-name="">
      <style:paragraph-properties fo:keep-with-next="auto"/>
    </style:style>
    <style:style style:name="P12" style:family="paragraph" style:parent-style-name="Standard" style:master-page-name="">
      <style:paragraph-properties fo:keep-with-next="always"/>
    </style:style>
    <style:style style:name="P13" style:family="paragraph" style:parent-style-name="Standard" style:list-style-name="L5"/>
    <style:style style:name="P14" style:family="paragraph" style:parent-style-name="Standard">
      <style:paragraph-properties fo:margin-left="0.25in" fo:margin-right="0in" fo:text-indent="0in" style:auto-text-indent="false"/>
    </style:style>
    <style:style style:name="P15" style:family="paragraph" style:parent-style-name="Heading_20_2" style:master-page-name="">
      <style:paragraph-properties fo:break-before="auto" fo:break-after="auto"/>
    </style:style>
    <style:style style:name="P16"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1"/>
    </style:style>
    <style:style style:name="T7" style:family="text">
      <style:text-properties style:font-name="DejaVu Sans Condensed" fo:font-size="8pt" style:font-size-asian="8pt" style:font-size-complex="8pt"/>
    </style:style>
    <style:style style:name="T8" style:family="text">
      <style:text-properties style:font-name="Arial"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style:font-name="Doulos SIL"/>
    </style:style>
    <style:style style:name="T13"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5">Provides a way of encoding all MDF concepts and is a complete language.</text:p>
        </text:list-item>
        <text:list-item>
          <text:p text:style-name="P5">Handles text represented in multiple scripts (for example a language that has multiple orthographies)</text:p>
        </text:list-item>
        <text:list-item>
          <text:p text:style-name="P5">Can store any number of analysis languages.</text:p>
        </text:list-item>
        <text:list-item>
          <text:p text:style-name="P5">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6">there are no two ids of the same type of object that are identical, including treating senses and subsenses as entries.</text:p>
        </text:list-item>
      </text:list>
      <text:list text:style-name="L3">
        <text:list-item>
          <text:p text:style-name="P7">there are corresponding ids for all refids</text:p>
        </text:list-item>
      </text:list>
      <text:list text:style-name="L4">
        <text:list-item>
          <text:p text:style-name="P8">there is a definition for all field tags used</text:p>
        </text:list-item>
        <text:list-item>
          <text:p text:style-name="P8">that in a context where only one language data is expected no data from another language is also provided.</text:p>
        </text:list-item>
        <text:list-item>
          <text:p text:style-name="P8">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text:h>
      <text:p text:style-name="Standard">The basis of all text in the interchange format is a Unicode string. In implementation terms a <text:span text:style-name="code">text</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contains mixed content consisting only of text and optionally <text:span text:style-name="code">span</text:span>s. It is not the same as a <text:span text:style-name="code">span</text:span> in that it does not hold <text:span text:style-name="code">URL</text:span>s or <text:span text:style-name="code">class</text:span> information, or anything else that a <text:span text:style-name="code">span</text:span> can hold. But whereas the <text:span text:style-name="code">lang</text:span> attribute is optional in a <text:span text:style-name="code">span</text:span> it is required in a <text:span text:style-name="code">form</text:span>.</text:p>
      <text:h text:style-name="Heading_20_4" text:outline-level="4">Attributes</text:h>
      <text:p text:style-name="AttribDesc"><text:span text:style-name="T3">lang</text:span><text:tab/>[Required, <text:span text:style-name="code">lang</text:span>] gives the language tag for the text.</text:p>
      <text:p text:style-name="AttribDesc"><text:span text:style-name="T3">traits</text:span><text:tab/>[Optional, <text:span text:style-name="code">string</text:span>] This attribute provides a mechanism by which <text:span text:style-name="code">trait</text:span>s may be associated with a particular <text:span text:style-name="code">form</text:span> without having to break into the mixed content of the element. The attribute consists of a string of space separated <text:span text:style-name="code">id</text:span>s of <text:span text:style-name="code">trait</text:span>s contained in the parent element as siblings of this <text:span text:style-name="code">form</text:span> element. Any such referenced <text:span text:style-name="code">trait</text:span>s are considered to be children of this <text:span text:style-name="code">form</text:span> element and associated with it.</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form</text:span>] Each representation of the information is held in a <text:span text:style-name="code">form</text:span> element.</text:p>
      <text:p text:style-name="AttribDesc"><text:span text:style-name="T3">trait</text:span><text:tab/>[Optional, Multiple, <text:span text:style-name="code">trait</text:span>] These attributes may be referenced by the <text:span text:style-name="code">form</text:span> elements in their <text:span text:style-name="code">traits</text:span>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href</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dateCreated</text:span><text:tab/>[Optional, <text:span text:style-name="code">datetime</text:span>] Gives the creation date of the field.</text:p>
      <text:p text:style-name="AttribDesc"><text:span text:style-name="T3">dateModified</text:span><text:tab/>[Optional, <text:span text:style-name="code">datetime</text:span>] Gives the modification time of the field.</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T3">name</text:span><text:tab/>[Required, <text:span text:style-name="code">key</text:span>]. This is the identifier of a particular <text:span text:style-name="code">range</text:span>.</text:p>
      <text:p text:style-name="AttribDesc"><text:span text:style-name="T3">value</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T3">id</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T3">annotation<text:tab/></text:span>[Optional, Multiple, <text:span text:style-name="code">annotation</text:span>] Gives a complete history of the <text:span text:style-name="code">trait</text:span> including the current value held in the <text:span text:style-name="code">trait</text:span> itself.</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multitext</text:span><text:tab/>Gives a comment on the annotation.</text:p>
      <text:h text:style-name="Heading_20_4" text:outline-level="4">Attributes</text:h>
      <text:p text:style-name="AttribDesc"><text:span text:style-name="T3">value</text:span><text:tab/>[Optional, <text:span text:style-name="code">string</text:span>] Contains the value of the <text:span text:style-name="code">trsit</text:span> as a result of this <text:span text:style-name="code">annotation</text:span> event. The <text:span text:style-name="code">name</text:span> is inherited from the parent <text:span text:style-name="code">trait</text:span>.</text:p>
      <text:p text:style-name="AttribDesc"><text:span text:style-name="T3">who</text:span><text:tab/>[Optional, <text:span text:style-name="code">key</text:span>] Specifies are particular element from the <text:span text:style-name="code">users</text:span> range.</text:p>
      <text:p text:style-name="AttribDesc"><text:span text:style-name="T3">when<text:tab/></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text:span text:style-name="code">multitext</text:span>] Gives a multilingual gloss of the word that the etymological relationship is with.</text:p>
      <text:p text:style-name="AttribDesc"><text:span text:style-name="T3">form</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T3">value</text:span><text:tab/>[Required, <text:span text:style-name="code">key</text:span>] The part of speech tag into the <text:span text:style-name="code">grammi</text:span> range.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T3">trait</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text:p>
      <text:h text:style-name="Heading_20_4" text:outline-level="4">Attributes</text:h>
      <text:p text:style-name="AttribDesc"><text:span text:style-name="T3">type</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T3">type</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10"><text:span text:style-name="T3">translatio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name</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T3">ref</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T3">usage</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Attributes</text:h>
      <text:p text:style-name="AttribDesc"><text:span text:style-name="T3">ref</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T3">pronounciatio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T3">grammatical-info</text:span><text:tab/>[Optional, <text:span text:style-name="code">grammi</text:span>] Grammatical information.</text:p>
      <text:p text:style-name="AttribDesc"><text:span text:style-name="T3">gloss</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10"><text:span text:style-name="T3">definition</text:span><text:tab/>[Optional, <text:span text:style-name="code">multitext</text:span>] Gives the definition in multiple languages and writing systems.</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al</text:span><text:tab/>[Optional, Multiple, <text:span text:style-name="code">reversal</text:span>] There may be different reversal indexes.</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graph number. If there are homographs and the <text:span text:style-name="code">order</text:span> attribute is missing. document order will be used.</text:p>
      <text:p text:style-name="AttribDesc"><text:span text:style-name="T3">dateDeleted</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T3">lexical-unit</text:span><text:tab/>[Optional,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pronounciation</text:span><text:tab/>[Optional, Multiple, <text:span text:style-name="code">phonetic</text:span>] There can be multiple phonetic forms of an entry. Their presence implies free variation.</text:p>
      <text:p text:style-name="AttribDesc"><text:span text:style-name="T3">variant</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T3">multitext</text:span><text:tab/>Contains a multilingual description of this particular fiel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T3">id</text:span><text:tab/>[Required, <text:span text:style-name="code">key</text:span>] The type of the <text:span text:style-name="code">range</text:span> that is referenced.</text:p>
      <text:p text:style-name="AttribDesc"><text:span text:style-name="T3">url</text:span><text:tab/>[Required, <text:span text:style-name="code">URL</text:span>] The URL of the file containing the definition of the referenced <text:span text:style-name="code">range</text:span>.</text:p>
      <text:p text:style-name="AttribDesc"><text:span text:style-name="T3">guid</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T3">range</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description<text:tab/></text:span>[Optional, <text:span text:style-name="code">multitext</text:span>] Contains a multilingual description of the lexicon for information purposes only.</text:p>
      <text:p text:style-name="AttribDesc"><text:span text:style-name="T3">ranges</text:span><text:tab/>[Optional, <text:span text:style-name="code">ranges</text:span>] <text:s/>Contains all the <text:span text:style-name="code">range-ref</text:span> information.</text:p>
      <text:p text:style-name="AttribDesc"><text:span text:style-name="T3">fields</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versio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h text:style-name="Heading_20_4" text:outline-level="4">Content</text:h>
      <text:p text:style-name="AttribDesc"><text:span text:style-name="T3">header</text:span><text:tab/>[Optional,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11">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Entry Elements</text:p>
      <text:p text:style-name="P12"><draw:frame draw:style-name="fr2" draw:name="graphics3" text:anchor-type="paragraph" svg:x="0in" svg:y="0.1in" svg:width="5.8701in" style:rel-width="100%" svg:height="4.4429in" style:rel-height="45%" draw:z-index="2"><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T3">guid</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T3">description</text:span><text:tab/>[Optional, Multiple, <text:span text:style-name="code">multitext</text:span>] Holds the description of the element.</text:p>
      <text:p text:style-name="AttribDesc"><text:span text:style-name="T3">label</text:span><text:tab/>[Optional, Multiple, <text:span text:style-name="code">multitext</text:span>] Holds a caption for the element, typically used in user interfaces when a choice of range values is presented.</text:p>
      <text:p text:style-name="AttribDesc"><text:span text:style-name="T3">abbrev</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T3">guid</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T3">description</text:span><text:tab/>[Optional, <text:span text:style-name="code">multitext</text:span>] Used to give a multilingual description of the <text:span text:style-name="code">range</text:span>.</text:p>
      <text:p text:style-name="AttribDesc"><text:span text:style-name="T3">range</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T3">label</text:span><text:tab/>[Optional, Multiple, <text:span text:style-name="code">multitext</text:span>] Gives a multilingual label to this <text:span text:style-name="code">range-set</text:span> for GUI purposes.</text:p>
      <text:p text:style-name="AttribDesc"><text:span text:style-name="T3">abbrev</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T3">range</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3"><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zxx-Latn”&gt;srapa&lt;/form&gt;</text:p>
              <text:p text:style-name="Preformatted_20_Text"><text:s text:c="4"/>&lt;/lexical-unit&gt;</text:p>
              <text:p text:style-name="Preformatted_20_Text"><text:s text:c="4"/>&lt;sense id="srapa_"&gt;<text:tab/><text:tab/><text:span text:style-name="T6">&lt;!--</text:span><text:span text:style-name="T7">id can't be the same as entry id--&gt;</text:span></text:p>
              <text:p text:style-name="Preformatted_20_Text"><text:s text:c="6"/>&lt;grammatical-info type="vt"/&gt;</text:p>
              <text:p text:style-name="Preformatted_20_Text"><text:s text:c="6"/>&lt;gloss lang="en"&gt;slap&lt;/gloss&gt;</text:p>
              <text:p text:style-name="Preformatted_20_Text"><text:s text:c="6"/>&lt;definition&gt; <text:s text:c="4"/><text:tab/><text:span text:style-name="T6">&lt;!--</text:span><text:span text:style-name="comment">or here--&gt;</text:span></text:p>
              <text:p text:style-name="Preformatted_20_Text"><text:s text:c="8"/>&lt;form lang="en"&gt;slap with open hand&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2</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8">Kbwai abatke ti ksweruk nurare.</text:span> I went to the coconut groves to clear the grass. <text:span text:style-name="T1">Saya pergi menyiangi dusun kelapa.</text:span> <text:span text:style-name="T8">Kbwa ti ktwan nurke o abatke.</text:span> I'm going to plant coconut trees in the grove. <text:span text:style-name="T1">Saya pergi tanam kelapa di dusun.</text:span> This is <text:span text:style-name="T9">not</text:span><text:span text:style-name="T10"> limited to coconut groves but is used for mangoes, etc. </text:span><text:span text:style-name="T11">Sg:</text:span><text:span text:style-name="T8">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zxx-Latn”&gt;aba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zxx-Latn”&gt;abatke&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grove&lt;/glass&gt;</text:p>
              <text:p text:style-name="Preformatted_20_Text"><text:s text:c="4"/>&lt;gloss lang="id"&gt;dusun&lt;/gloss&gt;</text:p>
              <text:p text:style-name="Preformatted_20_Text"><text:s text:c="4"/>&lt;example source="d2.077.03"&gt;</text:p>
              <text:p text:style-name="Preformatted_20_Text"><text:s text:c="6"/>&lt;form lang=”zxx-Latn”&gt;Kbwai abatke to ksweruk nurare.&lt;/form&gt;</text:p>
              <text:p text:style-name="Preformatted_20_Text"><text:s text:c="6"/>&lt;translation&gt;&lt;form lang="en"&gt;</text:p>
              <text:p text:style-name="Preformatted_20_Text"><text:s text:c="8"/>I went to the coconut groves to clear the grass.</text:p>
              <text:p text:style-name="Preformatted_20_Text"><text:s text:c="6"/>&lt;/form&gt;</text:p>
              <text:p text:style-name="Preformatted_20_Text"><text:s text:c="6"/>&lt;form lang="id"&gt;</text:p>
              <text:p text:style-name="Preformatted_20_Text"><text:s text:c="8"/>Saya pergi menyiangi dusun kelapa.</text:p>
              <text:p text:style-name="Preformatted_20_Text"><text:s text:c="6"/>&lt;/form&gt;&lt;/translation&gt;</text:p>
              <text:p text:style-name="Preformatted_20_Text"><text:s text:c="4"/>&lt;/example&gt;</text:p>
              <text:p text:style-name="Preformatted_20_Text"><text:s text:c="4"/>&lt;example source="d4.079.16"&gt;</text:p>
              <text:p text:style-name="Preformatted_20_Text"><text:s text:c="6"/>&lt;form lang=”zxx-Latn”&gt;Kbwa ti ktwan nurke o abatke.&lt;/form&gt;</text:p>
              <text:p text:style-name="Preformatted_20_Text"><text:s text:c="6"/>&lt;translation&gt;&lt;form lang="en"&gt;</text:p>
              <text:p text:style-name="Preformatted_20_Text"><text:s text:c="8"/>I'm going to plant coconut trees in the grove.</text:p>
              <text:p text:style-name="Preformatted_20_Text"><text:s text:c="6"/>&lt;/form&gt;</text:p>
              <text:p text:style-name="Preformatted_20_Text"><text:s text:c="6"/>&lt;form lang="id"&gt;</text:p>
              <text:p text:style-name="Preformatted_20_Text"><text:s text:c="8"/>Saya pergi tanam kelapa di dusun.</text:p>
              <text:p text:style-name="Preformatted_20_Text"><text:s text:c="6"/>&lt;/form&gt;&lt;/translation&gt;</text:p>
              <text:p text:style-name="Preformatted_20_Text"><text:s text:c="4"/>&lt;/example&gt;</text:p>
              <text:p text:style-name="Preformatted_20_Text"><text:s text:c="4"/>&lt;note type=”encyclopedic"&gt;</text:p>
              <text:p text:style-name="Preformatted_20_Text"><text:s text:c="6"/>&lt;form lang="en"&gt;</text:p>
              <text:p text:style-name="Preformatted_20_Text"><text:s text:c="8"/>This is &lt;span class="underline"&gt;not&lt;/span&gt; limited to coconut groves but is used for mangoes, etc.</text:p>
              <text:p text:style-name="Preformatted_20_Text"><text:s text:c="6"/>&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here are at least three ways of storing subentry relationships between a main entry and its subentry:</text:p>
      <text:list text:style-name="L5">
        <text:list-item>
          <text:p text:style-name="P13">Store the subentry in the entry as a sub-element. LIFT does not do this. All entries are full <text:span text:style-name="code">entry</text:span> elements.</text:p>
        </text:list-item>
        <text:list-item>
          <text:p text:style-name="P13">Store a marker in the subentry referring back to the main entry under which this subentry occurs. This can be done using a <text:span text:style-name="code">subhead</text:span> relation.</text:p>
        </text:list-item>
        <text:list-item>
          <text:p text:style-name="P13">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4"><text:span text:style-name="T5">hairbrush</text:span> <text:span text:style-name="T1">n.</text:span> kind of brush typically with stiff one inch long bristles loosely spaced arranged perpendicularly to the handle for rearranging hair.</text:p>
              <text:p text:style-name="P14"><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lt;form lang=”en”&gt;brush&lt;/form&gt;&lt;/lexical-unit&gt;</text:p>
              <text:p text:style-name="Preformatted_20_Text"><text:s text:c="2"/>&lt;sense id="brush_"&gt;</text:p>
              <text:p text:style-name="Preformatted_20_Text"><text:s text:c="4"/>&lt;grammatical-info value="n"/&gt;</text:p>
              <text:p text:style-name="Preformatted_20_Text"><text:s text:c="4"/>&lt;gloss lang="en"&gt;bristly instrument&lt;/gloss&gt;</text:p>
              <text:p text:style-name="Preformatted_20_Text"><text:s text:c="4"/>&lt;definition&gt;&lt;form lang="en"&gt;</text:p>
              <text:p text:style-name="Preformatted_20_Text"><text:s text:c="6"/>bristly instrument used for cleaning, arranging or applying a liquid to something</text:p>
              <text:p text:style-name="Preformatted_20_Text"><text:s text:c="4"/>&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lt;form lang=”en”&gt;hairbrush&lt;/form&gt;&lt;/lexical-unit&gt;</text:p>
              <text:p text:style-name="Preformatted_20_Text"><text:s text:c="2"/>&lt;sense id="hairbrush_"&gt;</text:p>
              <text:p text:style-name="Preformatted_20_Text"><text:s text:c="4"/>&lt;grammatical-info value="n"/&gt;</text:p>
              <text:p text:style-name="Preformatted_20_Text"><text:s text:c="4"/>&lt;definition&gt;&lt;form lang="en"&gt;</text:p>
              <text:p text:style-name="Preformatted_20_Text"><text:s text:c="6"/>kind of brush typically with stiff one inch long bristles loosely spaced arranged perpendicularly to the handle for rearranging hair</text:p>
              <text:p text:style-name="Preformatted_20_Text"><text:s text:c="4"/>&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lt;form lang=”en”&gt;paintbrush&lt;/form&gt;&lt;/lexical-unit&gt;</text:p>
              <text:p text:style-name="Preformatted_20_Text"><text:s text:c="2"/>&lt;sense id="paintbrush_"&gt;</text:p>
              <text:p text:style-name="Preformatted_20_Text"><text:s text:c="4"/>&lt;grammatical-info value="n"/&gt;</text:p>
              <text:p text:style-name="Preformatted_20_Text"><text:s text:c="4"/>&lt;definition&gt;&lt;form lang="en"&gt;</text:p>
              <text:p text:style-name="Preformatted_20_Text"><text:s text:c="6"/>kind of brush of varying sizes and varying lengths and textures of bristles arranged as an extension of the handle used to apply paint and similar materials</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5">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entry id="utan"&gt;</text:p>
              <text:p text:style-name="Preformatted_20_Text"><text:s text:c="2"/>&lt;lexical-unit&gt;&lt;form lang=”zxx-Latn”&gt;utan&lt;/form&gt;&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veg&lt;/gloss&gt;</text:p>
              <text:p text:style-name="Preformatted_20_Text"><text:s text:c="4"/>&lt;gloss lang="id"&gt;sayur&lt;/gloss&gt;</text:p>
              <text:p text:style-name="Preformatted_20_Text"><text:s text:c="4"/>&lt;gloss lang="id"&gt;jamu&lt;/gloss&gt;</text:p>
              <text:p text:style-name="Preformatted_20_Text"><text:s text:c="4"/>&lt;reversal&gt;&lt;form lang="en"&gt;vegetable&lt;/form&gt;&lt;/reversal&gt;</text:p>
              <text:p text:style-name="Preformatted_20_Text"><text:s text:c="4"/>&lt;reversal&gt;&lt;form lang="en"&gt;mushroom&lt;/form&gt;&lt;/reversal&gt;</text:p>
              <text:p text:style-name="Preformatted_20_Text"><text:s text:c="4"/>&lt;definition&gt;&lt;form lang="en"&gt;</text:p>
              <text:p text:style-name="Preformatted_20_Text"><text:s text:c="6"/>non-bulbous edible leafy and stalky plant and fungi</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8">lata</text:span> ‘cut’. <text:span text:style-name="T1">Prdm</text:span>: <text:span text:style-name="T8">-k</text:span></text:p>
            </table:table-cell>
            <table:table-cell table:style-name="Table5.B1" office:value-type="string">
              <text:p text:style-name="Preformatted_20_Text">&lt;entry id="hete"&gt;</text:p>
              <text:p text:style-name="Preformatted_20_Text"><text:s text:c="2"/>&lt;lexical-unit&gt;&lt;form lang=”zxx-Latn”&gt;hete&lt;/form&gt;&lt;/lexical-unit&gt;</text:p>
              <text:p text:style-name="Preformatted_20_Text"><text:s text:c="2"/>&lt;sense id="hete_"&gt;</text:p>
              <text:p text:style-name="Preformatted_20_Text"><text:s text:c="4"/>&lt;grammatical-info value=”vt”/&gt;</text:p>
              <text:p text:style-name="Preformatted_20_Text"><text:s text:c="4"/>&lt;gloss lang="en"&gt;cut&lt;/gloss&gt;</text:p>
              <text:p text:style-name="Preformatted_20_Text"><text:s text:c="4"/>&lt;definition&gt;&lt;form lang="en"&gt;</text:p>
              <text:p text:style-name="Preformatted_20_Text"><text:s text:c="6"/>cut into sectios for use</text:p>
              <text:p text:style-name="Preformatted_20_Text"><text:s text:c="4"/>&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zxx-Latn”&gt;hetek&lt;/form&gt; <text:span text:style-name="comment">&lt;!--give the full lexeme here--&gt;</text:span></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8">ahul</text:span> ‘Lisela, Rana dialects’. <text:span text:style-name="T1">Etym</text:span>: <text:span text:style-name="T8">*apuR</text:span> ‘lime, chalk’.</text:p>
            </table:table-cell>
            <table:table-cell table:style-name="Table6.B1" office:value-type="string">
              <text:p text:style-name="Preformatted_20_Text">&lt;entry id="apu"&gt;</text:p>
              <text:p text:style-name="Preformatted_20_Text"><text:s text:c="2"/>&lt;lexical-unit&gt;&lt;form lang=”zxx-Latn”&gt;apu&lt;/form&gt;&lt;/lexical-unit&gt;</text:p>
              <text:p text:style-name="Preformatted_20_Text"><text:s text:c="2"/>&lt;sense id="apu_"&gt;</text:p>
              <text:p text:style-name="Preformatted_20_Text"><text:s text:c="4"/>&lt;grammatical-info value="n"/&gt;</text:p>
              <text:p text:style-name="Preformatted_20_Text"><text:s text:c="4"/>&lt;gloss lang="en"&gt;lime&lt;/gloss&gt;</text:p>
              <text:p text:style-name="Preformatted_20_Text"><text:s text:c="4"/>&lt;reversal&gt;&lt;form lang="en"&gt;lime&lt;/form&gt;&lt;/reversal&gt;</text:p>
              <text:p text:style-name="Preformatted_20_Text"><text:s text:c="4"/>&lt;definition&gt;&lt;form lang="en"&gt;</text:p>
              <text:p text:style-name="Preformatted_20_Text"><text:s text:c="6"/>lime slaked from burning seashells and used as an ingredient in chewing betelnut</text:p>
              <text:p text:style-name="Preformatted_20_Text"><text:s text:c="4"/>&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zxx-Latn”&gt;ahul&lt;/form&gt;</text:p>
              <text:p text:style-name="Preformatted_20_Text"><text:s text:c="4"/>&lt;/variant&gt;</text:p>
              <text:p text:style-name="Preformatted_20_Text"><text:s text:c="4"/>&lt;etymology type="proto"&gt;</text:p>
              <text:p text:style-name="Preformatted_20_Text"><text:s text:c="6"/>&lt;form lang="x-proto-ind"&gt;apuR&lt;/form&gt;</text:p>
              <text:p text:style-name="Preformatted_20_Text"><text:s text:c="6"/>&lt;gloss&gt;&lt;form lang="eng"&gt;lime, chalk&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2</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lt;form lang=”zxx-Latn”&gt;opon&lt;/form&gt;&lt;/lexical-unit&gt;</text:p>
              <text:p text:style-name="Preformatted_20_Text"><text:s text:c="2"/>&lt;sense id="opon_1a" order="1"&gt;</text:p>
              <text:p text:style-name="Preformatted_20_Text"><text:s text:c="4"/>&lt;grammatical-info value="n"/&gt;</text:p>
              <text:p text:style-name="Preformatted_20_Text"><text:s text:c="4"/>&lt;gloss lang="en"&gt;grand kin&lt;/gloss&gt;</text:p>
              <text:p text:style-name="Preformatted_20_Text"><text:s text:c="4"/>&lt;definition&gt;&lt;form lang="en"&gt;</text:p>
              <text:p text:style-name="Preformatted_20_Text"><text:s text:c="6"/>grandparent, grandchild; reciprocal term of plus or minus two generations</text:p>
              <text:p text:style-name="Preformatted_20_Text"><text:s text:c="4"/>&lt;/form&gt;&lt;/definition&gt;</text:p>
              <text:p text:style-name="Preformatted_20_Text"><text:s text:c="4"/>&lt;sense id="opon_1b"&gt;</text:p>
              <text:p text:style-name="Preformatted_20_Text"><text:s text:c="6"/>&lt;grammatical-info value="n"/&gt;</text:p>
              <text:p text:style-name="Preformatted_20_Text"><text:s text:c="6"/>&lt;gloss lang="en"&gt;ancestor&lt;/gloss&gt;</text:p>
              <text:p text:style-name="Preformatted_20_Text"><text:s text:c="6"/>&lt;definition&gt;&lt;form lang="en"&gt;ancestor, descendent&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master&lt;/gloss&gt;</text:p>
              <text:p text:style-name="Preformatted_20_Text"><text:s text:c="4"/>&lt;definition&gt;&lt;form lang="en"&gt;master, lord, owner; the one with the say over someone or something&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2">jɔ̃dẽ̀</text:span></text:p>
              <text:p text:style-name="Preformatted_20_Text">\lxt ยองเด่ง</text:p>
              <text:p text:style-name="Preformatted_20_Text">\dia Ratburi</text:p>
              <text:p text:style-name="Preformatted_20_Text">\a <text:span text:style-name="T12">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2">jɔ̃dẽ̀</text:span>"&gt;</text:p>
              <text:p text:style-name="Preformatted_20_Text"><text:s text:c="2"/>&lt;lexical-unit&gt;</text:p>
              <text:p text:style-name="Preformatted_20_Text"><text:s text:c="4"/>&lt;form lang="zxx-fonipa"&gt;<text:span text:style-name="T12">jɔ̃de</text:span>&lt;/form&gt;</text:p>
              <text:p text:style-name="Preformatted_20_Text"><text:s text:c="4"/>&lt;form lang="zxx-Thai"&gt;ยองเด่ง&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zxx-fonipa"&gt;<text:span text:style-name="T12">jə̀ŋɗɐ̃̀ʲ</text:span>&lt;/form&gt;</text:p>
              <text:p text:style-name="Preformatted_20_Text"><text:s text:c="2"/>&lt;/variant&gt;</text:p>
              <text:p text:style-name="Preformatted_20_Text"><text:s text:c="2"/>&lt;sense id="<text:span text:style-name="T12">jɔ̃dẽ̀</text:span>_" dateCreated="2003-02-21"&gt;</text:p>
              <text:p text:style-name="Preformatted_20_Text"><text:s text:c="4"/>&lt;grammatical-info value="N"/&gt;</text:p>
              <text:p text:style-name="Preformatted_20_Text"><text:s text:c="4"/>&lt;gloss lang="th"&gt;เอว&lt;/gloss&gt;</text:p>
              <text:p text:style-name="Preformatted_20_Text"><text:s text:c="4"/>&lt;gloss lang="en"&gt;waist&lt;/gloss&gt;</text:p>
              <text:p text:style-name="Preformatted_20_Text"><text:s text:c="4"/>&lt;note type="source"&gt;&lt;form lang="en"&gt;</text:p>
              <text:p text:style-name="Preformatted_20_Text"><text:s text:c="6"/>lang1.42.6</text:p>
              <text:p text:style-name="Preformatted_20_Text"><text:s text:c="4"/>&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6">Creation of subentry reference lists</text:p>
        </text:list-item>
        <text:list-item>
          <text:p text:style-name="P16">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3">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31</text:page-number></text:span><text:span text:style-name="T2"> of </text:span><text:span text:style-name="T2"><text:page-count style:num-format="1">31</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337</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3-21T16:59:45</dc:date>
    <meta:printed-by>Martin Hosken</meta:printed-by>
    <meta:print-date>2006-08-02T10:34:15</meta:print-date>
    <dc:language>en-US</dc:language>
    <meta:editing-cycles>337</meta:editing-cycles>
    <meta:editing-duration>P7DT11H18M11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1" meta:paragraph-count="793" meta:word-count="9854" meta:character-count="59557"/>
  </office:meta>
</office:document-meta>
</file>